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9"/>
  <manifest:file-entry manifest:media-type="application/vnd.sun.star.oleobject" manifest:full-path="Object 1"/>
  <manifest:file-entry manifest:media-type="application/vnd.sun.star.oleobject" manifest:full-path="Object 13"/>
  <manifest:file-entry manifest:media-type="" manifest:full-path="ObjectReplacements/Object 9"/>
  <manifest:file-entry manifest:media-type="" manifest:full-path="ObjectReplacements/Object 1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14"/>
  <manifest:file-entry manifest:media-type="application/vnd.sun.star.oleobject" manifest:full-path="Object 3"/>
  <manifest:file-entry manifest:media-type="application/binary" manifest:full-path="layout-cache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application/vnd.sun.star.oleobject" manifest:full-path="Object 10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11"/>
  <manifest:file-entry manifest:media-type="application/vnd.sun.star.oleobject" manifest:full-path="Object 8"/>
  <manifest:file-entry manifest:media-type="application/vnd.sun.star.oleobject" manifest:full-path="Object 1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953cm"/>
          <style:tab-stop style:position="1.588cm"/>
        </style:tab-stops>
      </style:paragraph-properties>
      <style:text-properties fo:letter-spacing="-0.012cm" fo:language="uk" fo:country="UA" style:text-scale="103%"/>
    </style:style>
    <style:style style:name="P2" style:family="paragraph" style:parent-style-name="Standard">
      <style:paragraph-properties fo:text-align="center" style:justify-single-word="false">
        <style:tab-stops>
          <style:tab-stop style:position="0.953cm"/>
          <style:tab-stop style:position="1.588cm"/>
        </style:tab-stops>
      </style:paragraph-properties>
    </style:style>
    <style:style style:name="P3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4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5" style:family="paragraph" style:parent-style-name="Standard">
      <style:paragraph-properties fo:margin-left="0cm" fo:margin-right="0cm" fo:margin-top="0.10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6" style:family="paragraph" style:parent-style-name="Standard">
      <style:paragraph-properties fo:margin-left="0cm" fo:margin-right="0cm" fo:margin-top="0.24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fo:font-style="italic" fo:font-weight="bold" style:font-style-asian="italic" style:font-weight-asian="bold" style:text-scale="103%"/>
    </style:style>
    <style:style style:name="P7" style:family="paragraph" style:parent-style-name="Standard">
      <style:paragraph-properties fo:margin-left="0cm" fo:margin-right="0cm" fo:margin-top="0.115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8" style:family="paragraph" style:parent-style-name="Standard">
      <style:paragraph-properties fo:margin-left="0cm" fo:margin-right="0cm" fo:margin-top="0.559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9" style:family="paragraph" style:parent-style-name="Standard">
      <style:paragraph-properties fo:margin-left="0cm" fo:margin-right="0cm" fo:margin-top="0.01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10" style:family="paragraph" style:parent-style-name="Standard">
      <style:paragraph-properties fo:margin-left="0cm" fo:margin-right="0cm" fo:margin-top="0.01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1" style:family="paragraph" style:parent-style-name="Standard">
      <style:paragraph-properties fo:margin-left="0cm" fo:margin-right="0cm" fo:margin-top="0.039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12" style:family="paragraph" style:parent-style-name="Standard">
      <style:paragraph-properties fo:margin-left="0cm" fo:margin-right="0cm" fo:margin-top="0.051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3" style:family="paragraph" style:parent-style-name="Standard">
      <style:paragraph-properties fo:margin-left="0cm" fo:margin-right="0cm" fo:margin-top="0.064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4" style:family="paragraph" style:parent-style-name="Standard">
      <style:paragraph-properties fo:margin-left="0cm" fo:margin-right="0cm" fo:margin-top="0.025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5" style:family="paragraph" style:parent-style-name="Standard">
      <style:paragraph-properties fo:margin-left="0cm" fo:margin-right="1.321cm" fo:margin-top="0.139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fo:font-style="italic" fo:font-weight="bold" style:font-style-asian="italic" style:font-weight-asian="bold" style:text-scale="103%"/>
    </style:style>
    <style:style style:name="P16" style:family="paragraph" style:parent-style-name="Standard">
      <style:paragraph-properties fo:margin-left="0cm" fo:margin-right="1.321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7" style:family="paragraph" style:parent-style-name="Standard">
      <style:paragraph-properties fo:margin-left="0cm" fo:margin-right="0.076cm" fo:margin-top="0.127cm" fo:margin-bottom="0cm" fo:text-align="justify" style:justify-single-word="false" fo:text-indent="0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18" style:family="paragraph" style:parent-style-name="Standard">
      <style:paragraph-properties fo:margin-left="0cm" fo:margin-right="0.723cm" fo:margin-top="0.076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19" style:family="paragraph" style:parent-style-name="Standard">
      <style:paragraph-properties fo:margin-left="0cm" fo:margin-right="0.572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0" style:family="paragraph" style:parent-style-name="Standard">
      <style:paragraph-properties fo:margin-left="0cm" fo:margin-right="0.75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1" style:family="paragraph" style:parent-style-name="Standard">
      <style:paragraph-properties fo:margin-left="0cm" fo:margin-right="0.66cm" fo:margin-top="0cm" fo:margin-bottom="0.279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fo:font-style="italic" fo:font-weight="bold" style:font-style-asian="italic" style:font-weight-asian="bold" style:text-scale="103%"/>
    </style:style>
    <style:style style:name="P22" style:family="paragraph" style:parent-style-name="Standard">
      <style:paragraph-properties fo:margin-left="0cm" fo:margin-right="0.66cm" fo:margin-top="0.115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3" style:family="paragraph" style:parent-style-name="Standard">
      <style:paragraph-properties fo:margin-left="0cm" fo:margin-right="0.66cm" fo:margin-top="0.025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24" style:family="paragraph" style:parent-style-name="Standard">
      <style:paragraph-properties fo:margin-left="0cm" fo:margin-right="0.66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25" style:family="paragraph" style:parent-style-name="Standard">
      <style:paragraph-properties fo:margin-left="0cm" fo:margin-right="0.66cm" fo:margin-top="0.01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26" style:family="paragraph" style:parent-style-name="Standard">
      <style:paragraph-properties fo:text-align="justify" style:justify-single-word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27" style:family="paragraph" style:parent-style-name="Standard">
      <style:paragraph-properties fo:margin-left="0cm" fo:margin-right="0.102cm" fo:margin-top="0.076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8" style:family="paragraph" style:parent-style-name="Standard">
      <style:paragraph-properties fo:margin-left="0cm" fo:margin-right="0.115cm" fo:margin-top="0.076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9" style:family="paragraph" style:parent-style-name="Heading_20_4">
      <style:text-properties fo:font-size="12pt" style:font-size-asian="12pt"/>
    </style:style>
    <style:style style:name="P30" style:family="paragraph" style:parent-style-name="Standard" style:list-style-name="WW8Num10">
      <style:paragraph-properties fo:text-align="center" style:justify-single-word="false" fo:orphans="0" fo:widows="0" style:text-autospace="none" style:snap-to-layout-grid="false">
        <style:tab-stops>
          <style:tab-stop style:position="0.953cm"/>
          <style:tab-stop style:position="1.588cm"/>
        </style:tab-stops>
      </style:paragraph-properties>
      <style:text-properties fo:letter-spacing="-0.012cm" fo:language="uk" fo:country="UA" style:text-scale="103%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 style:list-style-name="WW8Num17">
      <style:paragraph-properties fo:text-align="justify" style:justify-single-word="false"/>
    </style:style>
    <style:style style:name="P33" style:family="paragraph" style:parent-style-name="Standard" style:list-style-name="WW8Num12">
      <style:paragraph-properties fo:text-align="justify" style:justify-single-word="false"/>
    </style:style>
    <style:style style:name="P34" style:family="paragraph" style:parent-style-name="Standard" style:list-style-name="WW8Num6">
      <style:paragraph-properties fo:text-align="justify" style:justify-single-word="false"/>
    </style:style>
    <style:style style:name="P35" style:family="paragraph" style:parent-style-name="Standard" style:list-style-name="WW8Num16">
      <style:paragraph-properties fo:text-align="justify" style:justify-single-word="false"/>
    </style:style>
    <style:style style:name="P36" style:family="paragraph" style:parent-style-name="Standard">
      <style:text-properties fo:language="uk" fo:country="UA"/>
    </style:style>
    <style:style style:name="P37" style:family="paragraph" style:parent-style-name="Standard">
      <style:paragraph-properties fo:text-align="justify" style:justify-single-word="false"/>
      <style:text-properties fo:language="uk" fo:country="UA"/>
    </style:style>
    <style:style style:name="P38" style:family="paragraph" style:parent-style-name="Standard" style:list-style-name="WW8Num12">
      <style:paragraph-properties fo:text-align="justify" style:justify-single-word="false"/>
      <style:text-properties fo:language="uk" fo:country="UA"/>
    </style:style>
    <style:style style:name="P39" style:family="paragraph" style:parent-style-name="Standard" style:list-style-name="WW8Num6">
      <style:paragraph-properties fo:text-align="justify" style:justify-single-word="false"/>
      <style:text-properties fo:language="uk" fo:country="UA"/>
    </style:style>
    <style:style style:name="P40" style:family="paragraph" style:parent-style-name="Standard" style:list-style-name="WW8Num16">
      <style:paragraph-properties fo:text-align="justify" style:justify-single-word="false"/>
      <style:text-properties fo:language="uk" fo:country="UA"/>
    </style:style>
    <style:style style:name="P41" style:family="paragraph" style:parent-style-name="Standard" style:list-style-name="WW8Num17">
      <style:paragraph-properties fo:text-align="justify" style:justify-single-word="false"/>
      <style:text-properties fo:language="uk" fo:country="UA"/>
    </style:style>
    <style:style style:name="P42" style:family="paragraph" style:parent-style-name="Standard">
      <style:paragraph-properties fo:text-align="center" style:justify-single-word="false"/>
      <style:text-properties fo:language="uk" fo:country="UA" style:text-underline-style="solid" style:text-underline-width="auto" style:text-underline-color="font-color"/>
    </style:style>
    <style:style style:name="P43" style:family="paragraph" style:parent-style-name="Standard">
      <style:paragraph-properties fo:margin-left="-1.588cm" fo:margin-right="0cm" fo:text-align="center" style:justify-single-word="false" fo:text-indent="0cm" style:auto-text-indent="false" fo:break-before="page"/>
    </style:style>
    <style:style style:name="P44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fo:language="uk" fo:country="UA" fo:font-style="italic" fo:font-weight="bold" style:font-style-asian="italic" style:font-weight-asian="bold" style:font-style-complex="italic"/>
    </style:style>
    <style:style style:name="P45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fo:language="uk" fo:country="UA" fo:font-weight="bold" style:font-weight-asian="bold"/>
    </style:style>
    <style:style style:name="P46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fo:language="uk" fo:country="UA"/>
    </style:style>
    <style:style style:name="P4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uk" fo:country="UA" style:font-weight-complex="bold"/>
    </style:style>
    <style:style style:name="P4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uk" fo:country="UA" fo:font-weight="bold" style:font-weight-asian="bold" style:font-weight-complex="bold"/>
    </style:style>
    <style:style style:name="P4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T1" style:family="text">
      <style:text-properties fo:letter-spacing="-0.012cm" fo:language="uk" fo:country="UA" style:text-scale="103%"/>
    </style:style>
    <style:style style:name="T2" style:family="text">
      <style:text-properties fo:letter-spacing="-0.012cm" fo:language="uk" fo:country="UA" style:text-underline-style="solid" style:text-underline-width="auto" style:text-underline-color="font-color" fo:font-weight="bold" style:font-weight-asian="bold" style:text-scale="103%"/>
    </style:style>
    <style:style style:name="T3" style:family="text">
      <style:text-properties fo:letter-spacing="-0.012cm" style:text-scale="103%"/>
    </style:style>
    <style:style style:name="T4" style:family="text">
      <style:text-properties fo:letter-spacing="-0.012cm" fo:language="en" fo:country="US" style:text-scale="103%"/>
    </style:style>
    <style:style style:name="T5" style:family="text">
      <style:text-properties fo:letter-spacing="-0.012cm" fo:language="en" fo:country="US" fo:font-weight="bold" style:font-weight-asian="bold" style:text-scale="103%"/>
    </style:style>
    <style:style style:name="T6" style:family="text">
      <style:text-properties fo:language="uk" fo:country="UA"/>
    </style:style>
    <style:style style:name="T7" style:family="text"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8" style:family="text">
      <style:text-properties fo:language="uk" fo:country="UA" fo:font-style="italic" style:font-style-asian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fr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4.48cm" draw:visible-area-height="1.199cm"/>
    </style:style>
    <style:style style:name="fr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423cm" draw:visible-area-height="0.635cm"/>
    </style:style>
    <style:style style:name="fr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4.797cm" draw:visible-area-height="0.635cm"/>
    </style:style>
    <style:style style:name="fr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891cm" draw:visible-area-height="0.705cm"/>
    </style:style>
    <style:style style:name="fr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4.409cm" draw:visible-area-height="0.635cm"/>
    </style:style>
    <style:style style:name="fr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8.396cm" draw:visible-area-height="0.705cm"/>
    </style:style>
    <style:style style:name="fr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633cm" draw:visible-area-height="0.635cm"/>
    </style:style>
    <style:style style:name="fr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6.138cm" draw:visible-area-height="0.63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3">Зав</text:span><text:span text:style-name="T7">дання 3.</text:span></text:p>
      <text:p text:style-name="P44"><text:s text:c="10"/>Типізовані файли прямого доступу.</text:p>
      <text:p text:style-name="P45"/>
      <text:h text:style-name="P29" text:outline-level="4">Постановка задачі</text:h>
      <text:p text:style-name="P46"/>
      <text:list xml:id="list909619723755799392" text:style-name="WW8Num12">
        <text:list-item>
          <text:p text:style-name="P38">Сформувати типізований файл (чи файли, якщо їх декілька за умовою), тип, кількість й взаємне розташування компонентів якого повинні відповідати умові завдання за варіантом.</text:p>
        </text:list-item>
        <text:list-item>
          <text:p text:style-name="P33"><text:span text:style-name="T6">Використовуючи метод </text:span><text:span text:style-name="T8">прямого доступу</text:span><text:span text:style-name="T6"> до компонентів файлів, виконати завдання за варіантом. Використання додаткових файлів та масивів не допускається.</text:span></text:p>
        </text:list-item>
      </text:list>
      <text:p text:style-name="P36"/>
      <text:h text:style-name="P29" text:outline-level="4">Зміст звіту</text:h>
      <text:p text:style-name="P42"/>
      <text:list xml:id="list8358330442239481050" text:style-name="WW8Num6">
        <text:list-item>
          <text:p text:style-name="P39">Постановка задачі.</text:p>
        </text:list-item>
        <text:list-item>
          <text:p text:style-name="P39">Роздрукований текст програми, вміст вхідних та вихідних файлів.</text:p>
        </text:list-item>
        <text:list-item>
          <text:p text:style-name="P34"><text:span text:style-name="T6">Результати тестів та розв</text:span>’<text:span text:style-name="T6">язку задачі.</text:span></text:p>
        </text:list-item>
      </text:list>
      <text:p text:style-name="Standard"/>
      <text:h text:style-name="P29" text:outline-level="4">Варіанти завдань</text:h>
      <text:p text:style-name="P42"/>
      <text:list xml:id="list8190807931353046014" text:style-name="WW8Num16">
        <text:list-item>
          <text:p text:style-name="P40">Сформувати файл, компоненти якого є цілими ненульовими числами. Кількість від’ємних чисел дорівнює кількості додатних. Перекомпонувати файл так, щоб отримати послідовність чисел із чергуванням знаків.</text:p>
        </text:list-item>
        <text:list-item>
          <text:p text:style-name="P40">Сформувати файл, компоненти якого є цілими ненульовими числами та розташовуються у наступному порядку: десять додатних, десять від’ємних <text:s/>і т.д. Кількість компонентів файлу кратна 20. Перекомпонувати файл так, щоб розташування компонентів було наступним: 5 додатних, 5 від’ємних і т.д. (можна використати допоміжний масив).</text:p>
        </text:list-item>
        <text:list-item>
          <text:p text:style-name="P40">Сформувати файл дійсних чисел і виконати наступні дії: якщо компоненти файлу впорядковані за неспаданням, то залишити його без змін. Інакше – перезаписати компоненти файлу у зворотному порядку.</text:p>
        </text:list-item>
        <text:list-item>
          <text:p text:style-name="P40">Сформувати файл дійсних чисел. Розширити файл, дописавши в його кінець свої ж компоненти, але в зворотному порядку.</text:p>
        </text:list-item>
        <text:list-item>
          <text:p text:style-name="P35"><text:span text:style-name="T6">Сформувати файл невпорядкованих від</text:span>’<text:span text:style-name="T6">ємних, нульових та додатних чисел. Переставити компоненти файлу так, щоб спочатку розташовувались додатні, потім нульові, а за ними від’ємні компоненти, не змінюючи початкового взаємного розташування окремо додатних та окремо від’ємних компонентів. Наприклад:</text:span></text:p>
        </text:list-item>
      </text:list>
      <text:p text:style-name="P37">початковий файл: -1 0 5 -9 8 -3 5 0 -7 4</text:p>
      <text:p text:style-name="P37">результат: <text:s text:c="13"/>5 8 5 4 0 0 -1 -9 -3 -7.</text:p>
      <text:list xml:id="list39710028" text:continue-numbering="true" text:style-name="WW8Num16">
        <text:list-item>
          <text:p text:style-name="P35"><text:span text:style-name="T6">Сформувати файл цілих чисел. Циклічно зсунути компоненти файлу на </text:span><text:span text:style-name="T9">n</text:span> <text:span text:style-name="T6">позицій вправо (</text:span><text:span text:style-name="T9">n</text:span>- <text:span text:style-name="T6">натуральне і не перевищує кількості компонент файлу).</text:span></text:p>
        </text:list-item>
        <text:list-item>
          <text:p text:style-name="P35"><text:span text:style-name="T6">Сформувати файл невпорядкованих чисел. Відсортувати компоненти файлу по зростанню методом обміну (</text:span>“<text:span text:style-name="T6">бульбашки</text:span>”<text:span text:style-name="T6">).</text:span></text:p>
        </text:list-item>
        <text:list-item>
          <text:p text:style-name="P40">Сформувати файл, компонентами якого є латинські літери. Впорядкувати його компоненти у лексикографічному порядку.</text:p>
        </text:list-item>
        <text:list-item>
          <text:p text:style-name="P35"><text:span text:style-name="T6">Сформувати файл, компонентами якого є цілі ненульові числа. Кількість компонентів файлу кратна 4. Кількість від’ємних чисел дорівнює кількості додатних. Перекомпонувати файл так, щоб числа розташовувались у наступному порядку: два додатних, два від</text:span>’<text:span text:style-name="T6">ємних і т.д.</text:span></text:p>
        </text:list-item>
        <text:list-item>
          <text:p text:style-name="P40">Сформувати файл, компоненти якого є цілими ненульовими числами і розташовуються в наступному порядку: 5 від’ємних, 5 додатних і т.д. Кількість компонентів файлу кратна 20. Перекомпонувати файл так, щоб розташування компонентів було наступним: 10 від’ємних, 10 додатних і т.д. <text:s/>(можна використати допоміжний масив).</text:p>
        </text:list-item>
        <text:list-item>
          <text:p text:style-name="P35"><text:soft-page-break/><text:span text:style-name="T6">Сформувати файл з </text:span><text:span text:style-name="T9">n</text:span><text:span text:style-name="T6"> дійсних чисел. Переписати файл так, щоб його компоненти розташовувались в наступному порядку: </text:span><text:span text:style-name="T6"><draw:frame draw:style-name="fr1" draw:name="Объект37" text:anchor-type="as-char" svg:width="4.48cm" svg:height="1.199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, <text:span text:style-name="T6">де </text:span><text:span text:style-name="T6"><draw:frame draw:style-name="fr2" draw:name="Объект38" text:anchor-type="as-char" svg:width="0.423cm" svg:height="0.635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6"> − </text:span><text:span text:style-name="T12">i</text:span>-<text:span text:style-name="T6">ий компонент файлу.</text:span></text:p>
        </text:list-item>
        <text:list-item>
          <text:p text:style-name="P40">Сформувати файл невпорядкованих чисел. Відсортувати компоненти файлу за неспаданням методом вибору.</text:p>
        </text:list-item>
        <text:list-item>
          <text:p text:style-name="P35"><text:span text:style-name="T6">Сформувати файл дійсних чисел. Циклічно зсунути компоненти файлу на </text:span><text:span text:style-name="T9">n</text:span><text:span text:style-name="T6"> позицій вліво (</text:span><text:span text:style-name="T9">n</text:span><text:span text:style-name="T6">- натуральне і не перевищує кількості компонент файлу).</text:span></text:p>
        </text:list-item>
        <text:list-item>
          <text:p text:style-name="P35"><text:span text:style-name="T6">Сформувати файл цілих чисел, кількість компонентів якого дорівнює 2</text:span><text:span text:style-name="T9">n</text:span><text:span text:style-name="T6">. Переписати файл так, щоб його компоненти</text:span> <text:span text:style-name="T6">розташовувалися в</text:span> <text:span text:style-name="T6">наступному порядку: </text:span><text:span text:style-name="T6"><draw:frame draw:style-name="fr3" draw:name="Объект39" text:anchor-type="as-char" svg:width="4.798cm" svg:height="0.635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span><text:span text:style-name="T6">, де </text:span><text:span text:style-name="T6"><draw:frame draw:style-name="fr2" draw:name="Объект40" text:anchor-type="as-char" svg:width="0.423cm" svg:height="0.635cm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span><text:span text:style-name="T6"> − </text:span><text:span text:style-name="T12">i</text:span>-<text:span text:style-name="T6">ий компонент файлу.</text:span></text:p>
        </text:list-item>
        <text:list-item>
          <text:p text:style-name="P35"><text:span text:style-name="T6">Сформувати файл цілих чисел із чергуванням знаків, кількість компонентів якого кратна 10. Перекомпонувати файл, змінюючи порядок чисел всередині кожної десятки так, щоб спочатку йшли від</text:span>’<text:span text:style-name="T6">ємні числа десятки, а за ними - невід</text:span>’<text:span text:style-name="T6">ємні.</text:span></text:p>
        </text:list-item>
        <text:list-item>
          <text:p text:style-name="P40">Сформувати файл, компонентами якого є рядки довжиною не більше 10-ти символів, що складаються з латинських літер. Впорядкувати кожен компонент файлу у лексикографічному порядку.</text:p>
        </text:list-item>
        <text:list-item>
          <text:p text:style-name="P35"><text:span text:style-name="T6">Сформувати файл дійсних чисел, кількість компонентів якого дорівнює 2</text:span><text:span text:style-name="T9">n</text:span><text:span text:style-name="T6">. Обчислити значення виразу: </text:span><text:span text:style-name="T6"><draw:frame draw:style-name="fr4" draw:name="Объект41" text:anchor-type="as-char" svg:width="5.891cm" svg:height="0.706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span><text:span text:style-name="T6">, де </text:span><text:span text:style-name="T6"><draw:frame draw:style-name="fr2" draw:name="Объект42" text:anchor-type="as-char" svg:width="0.423cm" svg:height="0.635cm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span><text:span text:style-name="T6"> − </text:span><text:span text:style-name="T12">i</text:span><text:span text:style-name="T6">-ий компонент файлу.</text:span></text:p>
        </text:list-item>
        <text:list-item>
          <text:p text:style-name="P35"><text:span text:style-name="T6">Сформувати файл цілих чисел, кількість компонентів якого рівна 2</text:span><text:span text:style-name="T9">n</text:span><text:span text:style-name="T6">. Обчислити значення виразу: </text:span><text:span text:style-name="T6"><draw:frame draw:style-name="fr5" draw:name="Объект43" text:anchor-type="as-char" svg:width="4.41cm" svg:height="0.635cm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</text:span><text:span text:style-name="T6">, де </text:span><text:span text:style-name="T6"><draw:frame draw:style-name="fr2" draw:name="Объект44" text:anchor-type="as-char" svg:width="0.423cm" svg:height="0.635cm" draw:z-index="7"><draw:object-ole xlink:href="./Object 8" xlink:type="simple" xlink:show="embed" xlink:actuate="onLoad"/><draw:image xlink:href="./ObjectReplacements/Object 8" xlink:type="simple" xlink:show="embed" xlink:actuate="onLoad"/><svg:desc>OLE-объект</svg:desc></draw:frame></text:span><text:span text:style-name="T6"> − </text:span><text:span text:style-name="T12">i</text:span><text:span text:style-name="T6">-ий компонент файлу.</text:span></text:p>
        </text:list-item>
        <text:list-item>
          <text:p text:style-name="P35"><text:span text:style-name="T6">Сформувати файл з </text:span><text:span text:style-name="T9">n</text:span><text:span text:style-name="T6"> цілих чисел. Обчислити значення виразу: </text:span><text:span text:style-name="T6"><draw:frame draw:style-name="fr6" draw:name="Объект45" text:anchor-type="as-char" svg:width="8.396cm" svg:height="0.706cm" draw:z-index="8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span><text:span text:style-name="T6">, де </text:span><text:span text:style-name="T6"><draw:frame draw:style-name="fr2" draw:name="Объект46" text:anchor-type="as-char" svg:width="0.423cm" svg:height="0.635cm" draw:z-index="9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span><text:span text:style-name="T6"> − </text:span><text:span text:style-name="T12">i</text:span>-<text:span text:style-name="T6">ий компонент файлу.</text:span></text:p>
        </text:list-item>
        <text:list-item>
          <text:p text:style-name="P35"><text:span text:style-name="T6">Сформувати файл з </text:span><text:span text:style-name="T9">n</text:span> <text:span text:style-name="T6">дійсних чисел. Обчислити значення виразу: </text:span><text:span text:style-name="T6"><draw:frame draw:style-name="fr7" draw:name="Объект47" text:anchor-type="as-char" svg:width="3.634cm" svg:height="0.635cm" draw:z-index="10"><draw:object-ole xlink:href="./Object 11" xlink:type="simple" xlink:show="embed" xlink:actuate="onLoad"/><draw:image xlink:href="./ObjectReplacements/Object 11" xlink:type="simple" xlink:show="embed" xlink:actuate="onLoad"/><svg:desc>OLE-объект</svg:desc></draw:frame></text:span><text:span text:style-name="T6">, де </text:span><text:span text:style-name="T6"><draw:frame draw:style-name="fr2" draw:name="Объект48" text:anchor-type="as-char" svg:width="0.423cm" svg:height="0.635cm" draw:z-index="11"><draw:object-ole xlink:href="./Object 12" xlink:type="simple" xlink:show="embed" xlink:actuate="onLoad"/><draw:image xlink:href="./ObjectReplacements/Object 12" xlink:type="simple" xlink:show="embed" xlink:actuate="onLoad"/><svg:desc>OLE-объект</svg:desc></draw:frame></text:span><text:span text:style-name="T6"> − </text:span><text:span text:style-name="T12">i</text:span>-<text:span text:style-name="T6">ий компонент файлу.</text:span></text:p>
        </text:list-item>
        <text:list-item>
          <text:p text:style-name="P40">Сформувати символьний файл. Переставити в кінець файлу його перший компонент, що є голосною літерою і стоїть між двома приголосними.</text:p>
        </text:list-item>
        <text:list-item>
          <text:p text:style-name="P40">Сформувати файл цілих чисел. Переставити на початок файлу 3 перші його компоненти, що є простими числами і не більші за 100. Порядок входження чисел не змінювати.</text:p>
        </text:list-item>
        <text:list-item>
          <text:p text:style-name="P35"><text:span text:style-name="T6">Сформувати файл, що складається з рядків довжиною <text:s/>10 символів. Переставити місцями задані </text:span><text:span text:style-name="T9">k</text:span><text:span text:style-name="T6">-ий та </text:span><text:span text:style-name="T9">p</text:span><text:span text:style-name="T6">-ий компоненти файлу.</text:span></text:p>
        </text:list-item>
        <text:list-item>
          <text:p text:style-name="P35"><text:span text:style-name="T6">Сформувати символьний файл </text:span><text:span text:style-name="T10">f</text:span><text:span text:style-name="T6">. Переписати компоненти файлу </text:span><text:span text:style-name="T10">f</text:span><text:span text:style-name="T6"> у новий файл </text:span><text:span text:style-name="T10">g</text:span> <text:span text:style-name="T6">у зворотному порядку, замінюючи всі пари підряд розміщених однакових літер на </text:span><text:span text:style-name="T8">один </text:span><text:span text:style-name="T6">символ </text:span>‘<text:span text:style-name="T6">0</text:span>’<text:span text:style-name="T6">, якщо літери в парі були голосними, на</text:span> ‘<text:span text:style-name="T6">1</text:span>’<text:span text:style-name="T6"> – якщо приголосними і на</text:span> ‘<text:span text:style-name="T6">2</text:span>’<text:span text:style-name="T6"> – якщо символи не були літерами взагалі.</text:span> </text:p>
        </text:list-item>
        <text:list-item>
          <text:p text:style-name="P35"><text:span text:style-name="T6">Сформувати файл, що складається з рядків довжиною не більше 20-ти символів. Замінити </text:span><text:span text:style-name="T9">k</text:span><text:span text:style-name="T6">-ий компонент файлу на копію </text:span><text:span text:style-name="T9">p</text:span><text:span text:style-name="T6">-го компонента, записаного у зворотному порядку.</text:span></text:p>
        </text:list-item>
        <text:list-item>
          <text:p text:style-name="P40">Сформувати файл дійсних чисел. Поміняти місцями максимальний і мінімальний компоненти файлу. Записати перед першим компонентом файлу округлене значення середнього арифметичного всіх компонентів файлу.</text:p>
        </text:list-item>
        <text:list-item>
          <text:p text:style-name="P40">Сформувати файл, що складається з рядків, довжиною не більше 5 символів. Змінити порядок слідування компонентів файлу на зворотній.</text:p>
        </text:list-item>
        <text:list-item>
          <text:p text:style-name="P35"><text:span text:style-name="T6">Сформувати файл, що складається з рядків довжиною не більше 15 символів. Вставити перед та після </text:span><text:span text:style-name="T9">k</text:span><text:span text:style-name="T6">-го компонента файлу копію </text:span><text:span text:style-name="T9">p</text:span><text:span text:style-name="T6">-го компонента.</text:span></text:p>
        </text:list-item>
        <text:list-item>
          <text:p text:style-name="P40">Сформувати файл цілих чисел. Визначити кількість компонентів файлу, значення яких більше заданого числа М, та дописати знайдене значення на початок <text:s/>файлу.</text:p>
        </text:list-item>
        <text:list-item>
          <text:p text:style-name="P40">Сформувати символьний файл, що складається з літер та цифр. Перекомпонувати файл так, щоб всі цифри стояли на початку файлу, зберігаючи вхідне взаємне розташування символів.</text:p>
        </text:list-item>
        <text:list-item>
          <text:p text:style-name="P35"><text:soft-page-break/><text:span text:style-name="T6">Сформувати файл, що складається з рядків довжиною не більше 25 символів. Кількість компонентів файлу кратна 20. Підготувати файл для друку його компонентів у 2 колонки по 10 на сторінці. Тобто компоненти повинні бути розташовані у наступному порядку: </text:span><text:span text:style-name="T6"><draw:frame draw:style-name="fr8" draw:name="Объект49" text:anchor-type="as-char" svg:width="6.138cm" svg:height="0.635cm" draw:z-index="12"><draw:object-ole xlink:href="./Object 13" xlink:type="simple" xlink:show="embed" xlink:actuate="onLoad"/><draw:image xlink:href="./ObjectReplacements/Object 13" xlink:type="simple" xlink:show="embed" xlink:actuate="onLoad"/><svg:desc>OLE-объект</svg:desc></draw:frame></text:span><text:span text:style-name="T6"> , де </text:span><text:span text:style-name="T6"><draw:frame draw:style-name="fr2" draw:name="Объект50" text:anchor-type="as-char" svg:width="0.423cm" svg:height="0.635cm" draw:z-index="13"><draw:object-ole xlink:href="./Object 14" xlink:type="simple" xlink:show="embed" xlink:actuate="onLoad"/><draw:image xlink:href="./ObjectReplacements/Object 14" xlink:type="simple" xlink:show="embed" xlink:actuate="onLoad"/><svg:desc>OLE-объект</svg:desc></draw:frame></text:span><text:span text:style-name="T6"> − </text:span><text:span text:style-name="T12">i</text:span>-<text:span text:style-name="T6">ий компонент файлу. Потім надрукувати файл у вищевказаному вигляді.</text:span></text:p>
        </text:list-item>
        <text:list-item>
          <text:p text:style-name="P40">Сформувати файл, що містить відомості про речовини: назву речовини, її питому вагу, провідність (провідник, напівпровідник, ізолятор). Впорядкувати дані про речовини за спаданням їх питомої ваги, не змінюючи місце розташування решти їх компонентів.</text:p>
        </text:list-item>
        <text:list-item>
          <text:p text:style-name="P40">Сформувати файл цілих чисел, кількість компонентів якого кратна 10. Перекомпонувати файл, змінюючи порядок чисел всередині кожної десятки так, щоб спочатку йшли числа, що діляться на 3 без залишку, потім числа, що діляться на 3 із залишком 1, і нарешті ті, що діляться на 3 із залишком 2.</text:p>
        </text:list-item>
        <text:list-item>
          <text:p text:style-name="P40">Сформувати файл впорядкованих по зростанню чисел. Визначити методом бінарного пошуку <text:s/>номера компонентів файлу, між якими знаходиться задане число А.</text:p>
        </text:list-item>
        <text:list-item>
          <text:p text:style-name="P40">Сформувати символьний файл, що складається з латинських літер. Перекомпонувати файл так, щоб спочатку розташовувались голосні літери, а потім приголосні, не змінюючи початкового взаємного розташування окремо голосних та окремо приголосних компонентів. Наприклад:</text:p>
        </text:list-item>
      </text:list>
      <text:p text:style-name="P31"><text:span text:style-name="T6">початковий файл: </text:span><text:span text:style-name="T9">turbopascal</text:span></text:p>
      <text:p text:style-name="P31"><text:span text:style-name="T6">результат: <text:s text:c="12"/></text:span><text:span text:style-name="T9">uoaatrbpscl</text:span></text:p>
      <text:p text:style-name="P47"/>
      <text:p text:style-name="P48"/>
      <text:p text:style-name="P48"/>
      <text:p text:style-name="P48">Контрольні питання</text:p>
      <text:p text:style-name="P49"/>
      <text:list xml:id="list6544317516626144757" text:style-name="WW8Num17">
        <text:list-item>
          <text:p text:style-name="P32"><text:span text:style-name="T6">За якими ознаками класифікуються файли в </text:span>Turbo Pascal<text:span text:style-name="T6">?</text:span></text:p>
        </text:list-item>
        <text:list-item>
          <text:p text:style-name="P41">Що необхідно виконати для відкриття файлу?</text:p>
        </text:list-item>
        <text:list-item>
          <text:p text:style-name="P41">Які переваги мають файли прямого доступу перед файлами з послідовним доступом? </text:p>
        </text:list-item>
        <text:list-item>
          <text:p text:style-name="P41">В чому полягає відмінність між оголошенням файлів прямого доступу та файлами послідовного доступу?</text:p>
        </text:list-item>
        <text:list-item>
          <text:p text:style-name="P41">Які існують різновиди способів створення файлів прямого доступу?</text:p>
        </text:list-item>
        <text:list-item>
          <text:p text:style-name="P41">Які існують стандартні функції для обробки файлів прямого доступу? Поясніть їх призначення.</text:p>
        </text:list-item>
        <text:list-item>
          <text:p text:style-name="P32"><text:span text:style-name="T6">Опишіть використання стандартної процедури </text:span><text:span text:style-name="T11">Seek</text:span>. </text:p>
        </text:list-item>
        <text:list-item>
          <text:p text:style-name="P32"><text:span text:style-name="T1">Яке призначення процедури </text:span><text:span text:style-name="T5">Close</text:span><text:span text:style-name="T1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language="uk" fo:country="UA" fo:font-weight="bold" style:font-size-asian="11pt" style:font-weight-asian="bold" style:font-weight-complex="bold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7z0" style:family="text">
      <style:text-properties fo:language="uk" fo:country="UA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2z0" style:family="text">
      <style:text-properties fo:language="uk" fo:country="UA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6z0" style:family="text">
      <style:text-properties fo:language="uk" fo:country="UA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6z0" style:family="text">
      <style:text-properties fo:language="uk" fo:country="UA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17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cm" fo:text-indent="1.251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7M53S</meta:editing-duration>
    <meta:editing-cycles>5</meta:editing-cycles>
    <meta:generator>OpenOffice/4.1.0$Win32 OpenOffice.org_project/410m18$Build-9764</meta:generator>
    <dc:date>2014-09-25T19:56:17.08</dc:date>
    <meta:document-statistic meta:table-count="0" meta:image-count="0" meta:object-count="14" meta:page-count="3" meta:paragraph-count="58" meta:word-count="1095" meta:character-count="7753"/>
    <meta:user-defined meta:name="Info 1"/>
    <meta:user-defined meta:name="Info 2"/>
    <meta:user-defined meta:name="Info 3"/>
    <meta:user-defined meta:name="Info 4"/>
  </office:meta>
</office:document-meta>
</file>